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ourcentage" style:data-style-name="N14">
      <style:text-properties fo:color="#000000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2.7781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3">
      <style:graphic-properties draw:fill="none" draw:stroke="solid" svg:stroke-width="0.00694in" svg:stroke-color="#ed7d31" draw:marker-start="a1" draw:marker-end="a2" svg:stroke-opacity="100%" draw:stroke-linejoin="miter" svg:stroke-linecap="butt"/>
    </style:style>
    <style:style style:family="graphic" style:name="a4">
      <style:graphic-properties/>
    </style:style>
    <style:style style:family="graphic" style:name="a5">
      <style:graphic-properties draw:fill="none" draw:stroke="solid" svg:stroke-width="0.00694in" svg:stroke-color="#4472c4" svg:stroke-opacity="100%" draw:stroke-linejoin="miter" svg:stroke-linecap="butt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ille du training set (kimages)</text:p>
          </table:table-cell>
          <table:table-cell office:value-type="string" table:style-name="ce1">
            <text:p>precision</text:p>
          </table:table-cell>
          <table:table-cell office:value-type="string" table:style-name="ce1">
            <text:p>temps (s)</text:p>
          </table:table-cell>
          <table:table-cell office:value-type="string" table:style-name="ce1">
            <text:p>power (mw)</text:p>
          </table:table-cell>
          <table:table-cell office:value-type="string" table:style-name="ce1">
            <text:p>Energy (kwh)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percentage" office:value="0.64410000000000001" table:style-name="ce2">
            <text:p>64,41%</text:p>
          </table:table-cell>
          <table:table-cell office:value-type="float" office:value="25" table:style-name="ce1">
            <text:p>25</text:p>
          </table:table-cell>
          <table:table-cell office:value-type="float" office:value="336" table:style-name="ce1">
            <text:p>336</text:p>
          </table:table-cell>
          <table:table-cell office:value-type="float" office:value="30.24" table:formula="of:=[.D3]*[.C3]*3600/1000000" table:style-name="ce1">
            <text:p>30,24</text:p>
          </table:table-cell>
          <table:table-cell table:style-name="ce1"/>
          <table:table-cell office:value-type="float" office:value="436.31855999999993" table:formula="of:=[.E15]-[.E12]" table:style-name="ce1">
            <text:p>436,31856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percentage" office:value="0.66710000000000003" table:style-name="ce2">
            <text:p>66,71%</text:p>
          </table:table-cell>
          <table:table-cell office:value-type="float" office:value="46" table:style-name="ce1">
            <text:p>46</text:p>
          </table:table-cell>
          <table:table-cell office:value-type="float" office:value="265" table:style-name="ce1">
            <text:p>265</text:p>
          </table:table-cell>
          <table:table-cell office:value-type="float" office:value="43.884" table:formula="of:=[.D4]*[.C4]*3600/1000000" table:style-name="ce1">
            <text:p>43,884</text:p>
          </table:table-cell>
          <table:table-cell table:number-columns-repeated="16379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percentage" office:value="0.7" table:style-name="ce2">
            <text:p>70,00%</text:p>
          </table:table-cell>
          <table:table-cell office:value-type="float" office:value="45.7" table:style-name="ce1">
            <text:p>45,7</text:p>
          </table:table-cell>
          <table:table-cell office:value-type="float" office:value="293" table:style-name="ce1">
            <text:p>293</text:p>
          </table:table-cell>
          <table:table-cell office:value-type="float" office:value="48.204360000000001" table:formula="of:=[.D5]*[.C5]*3600/1000000" table:style-name="ce1">
            <text:p>48,20436</text:p>
          </table:table-cell>
          <table:table-cell table:number-columns-repeated="16379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percentage" office:value="0.74229999999999996" table:style-name="ce2">
            <text:p>74,23%</text:p>
          </table:table-cell>
          <table:table-cell office:value-type="float" office:value="46.1" table:style-name="ce1">
            <text:p>46,1</text:p>
          </table:table-cell>
          <table:table-cell office:value-type="float" office:value="336" table:style-name="ce1">
            <text:p>336</text:p>
          </table:table-cell>
          <table:table-cell office:value-type="float" office:value="55.762560000000001" table:formula="of:=[.D6]*[.C6]*3600/1000000" table:style-name="ce1">
            <text:p>55,76256</text:p>
          </table:table-cell>
          <table:table-cell table:number-columns-repeated="16379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percentage" office:value="0.7419" table:style-name="ce2">
            <text:p>74,19%</text:p>
          </table:table-cell>
          <table:table-cell office:value-type="float" office:value="88.1" table:style-name="ce1">
            <text:p>88,1</text:p>
          </table:table-cell>
          <table:table-cell office:value-type="float" office:value="314" table:style-name="ce1">
            <text:p>314</text:p>
          </table:table-cell>
          <table:table-cell office:value-type="float" office:value="99.588239999999985" table:formula="of:=[.D7]*[.C7]*3600/1000000" table:style-name="ce1">
            <text:p>99,58824</text:p>
          </table:table-cell>
          <table:table-cell table:number-columns-repeated="16379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percentage" office:value="0.74909999999999999" table:style-name="ce2">
            <text:p>74,91%</text:p>
          </table:table-cell>
          <table:table-cell office:value-type="float" office:value="86.7" table:style-name="ce1">
            <text:p>86,7</text:p>
          </table:table-cell>
          <table:table-cell office:value-type="float" office:value="259" table:style-name="ce1">
            <text:p>259</text:p>
          </table:table-cell>
          <table:table-cell office:value-type="float" office:value="80.839079999999996" table:formula="of:=[.D8]*[.C8]*3600/1000000" table:style-name="ce1">
            <text:p>80,83908</text:p>
          </table:table-cell>
          <table:table-cell table:number-columns-repeated="16379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percentage" office:value="0.75109999999999999" table:style-name="ce2">
            <text:p>75,11%</text:p>
          </table:table-cell>
          <table:table-cell office:value-type="float" office:value="147.80000000000001" table:style-name="ce1">
            <text:p>147,8</text:p>
          </table:table-cell>
          <table:table-cell office:value-type="float" office:value="481" table:style-name="ce1">
            <text:p>481</text:p>
          </table:table-cell>
          <table:table-cell office:value-type="float" office:value="255.93047999999999" table:formula="of:=[.D9]*[.C9]*3600/1000000" table:style-name="ce1">
            <text:p>255,93048</text:p>
          </table:table-cell>
          <table:table-cell table:number-columns-repeated="16379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percentage" office:value="0.78059999999999996" table:style-name="ce2">
            <text:p>78,06%</text:p>
          </table:table-cell>
          <table:table-cell office:value-type="float" office:value="206.2" table:style-name="ce1">
            <text:p>206,2</text:p>
          </table:table-cell>
          <table:table-cell office:value-type="float" office:value="451" table:style-name="ce1">
            <text:p>451</text:p>
          </table:table-cell>
          <table:table-cell office:value-type="float" office:value="334.78631999999999" table:formula="of:=[.D10]*[.C10]*3600/1000000" table:style-name="ce1">
            <text:p>334,78632</text:p>
          </table:table-cell>
          <table:table-cell table:number-columns-repeated="16379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percentage" office:value="0.78520000000000001" table:style-name="ce2">
            <text:p>78,52%</text:p>
          </table:table-cell>
          <table:table-cell office:value-type="float" office:value="206.6" table:style-name="ce1">
            <text:p>206,6</text:p>
          </table:table-cell>
          <table:table-cell office:value-type="float" office:value="451" table:style-name="ce1">
            <text:p>451</text:p>
          </table:table-cell>
          <table:table-cell office:value-type="float" office:value="335.43575999999996" table:formula="of:=[.D11]*[.C11]*3600/1000000" table:style-name="ce1">
            <text:p>335,43576</text:p>
          </table:table-cell>
          <table:table-cell table:number-columns-repeated="16379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percentage" office:value="0.79010000000000002" table:style-name="ce2">
            <text:p>79,01%</text:p>
          </table:table-cell>
          <table:table-cell office:value-type="float" office:value="444.2" table:style-name="ce1">
            <text:p>444,2</text:p>
          </table:table-cell>
          <table:table-cell office:value-type="float" office:value="407" table:style-name="ce1">
            <text:p>407</text:p>
          </table:table-cell>
          <table:table-cell office:value-type="float" office:value="650.84184000000005" table:formula="of:=[.D12]*[.C12]*3600/1000000" table:style-name="ce1">
            <text:p>650,84184</text:p>
          </table:table-cell>
          <table:table-cell table:number-columns-repeated="16379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percentage" office:value="0.79420000000000002" table:style-name="ce2">
            <text:p>79,42%</text:p>
          </table:table-cell>
          <table:table-cell office:value-type="float" office:value="450.7" table:style-name="ce1">
            <text:p>450,7</text:p>
          </table:table-cell>
          <table:table-cell office:value-type="float" office:value="471" table:style-name="ce1">
            <text:p>471</text:p>
          </table:table-cell>
          <table:table-cell office:value-type="float" office:value="764.20691999999985" table:formula="of:=[.D13]*[.C13]*3600/1000000" table:style-name="ce1">
            <text:p>764,20692</text:p>
          </table:table-cell>
          <table:table-cell table:style-name="ce1">
            <draw:frame draw:z-index="3" draw:id="id2" draw:style-name="a4" draw:name="Graphique 4" svg:x="0.25575in" svg:y="0.03951in" svg:width="4.99384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table:style-name="ce1">
            <draw:frame draw:z-index="1" draw:id="id0" draw:style-name="a0" draw:name="Graphique 2" svg:x="0.5677in" svg:y="0.05729in" svg:width="4.9948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percentage" office:value="0.79930000000000001" table:style-name="ce2">
            <text:p>79,93%</text:p>
          </table:table-cell>
          <table:table-cell office:value-type="float" office:value="567.70000000000005" table:style-name="ce1">
            <text:p>567,7</text:p>
          </table:table-cell>
          <table:table-cell office:value-type="float" office:value="402" table:style-name="ce1">
            <text:p>402</text:p>
          </table:table-cell>
          <table:table-cell office:value-type="float" office:value="821.57544000000007" table:formula="of:=[.D14]*[.C14]*3600/1000000" table:style-name="ce1">
            <text:p>821,57544</text:p>
          </table:table-cell>
          <table:table-cell table:number-columns-repeated="16379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percentage" office:value="0.8" table:style-name="ce2">
            <text:p>80,00%</text:p>
          </table:table-cell>
          <table:table-cell office:value-type="float" office:value="702.3" table:style-name="ce1">
            <text:p>702,3</text:p>
          </table:table-cell>
          <table:table-cell office:value-type="float" office:value="430" table:style-name="ce1">
            <text:p>430</text:p>
          </table:table-cell>
          <table:table-cell office:value-type="float" office:value="1087.1604" table:formula="of:=[.D15]*[.C15]*3600/1000000" table:style-name="ce1">
            <text:p>1087,1604</text:p>
          </table:table-cell>
          <table:table-cell table:number-columns-repeated="16379" table:style-name="ce1"/>
        </table:table-row>
        <table:table-row table:style-name="ro1">
          <table:table-cell table:number-columns-repeated="9"/>
          <table:table-cell table:style-name="ce1">
            <draw:connector draw:type="line" svg:x1="0.69712in" svg:y1="0.15224in" svg:x2="0.70513in" svg:y2="1.79487in" draw:z-index="4" draw:id="id3" draw:style-name="a5" draw:name="Connecteur droit 6">
              <svg:title/>
              <svg:desc/>
            </draw:connector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7"/>
          <table:table-cell table:style-name="ce1">
            <draw:connector draw:type="line" svg:x1="0.20833in" svg:y1="0.03125in" svg:x2="0.21875in" svg:y2="0.59375in" draw:z-index="2" draw:id="id1" draw:style-name="a3" draw:name="Connecteur droit avec flèche 4">
              <svg:title/>
              <svg:desc/>
            </draw:connector>
          </table:table-cell>
          <table:table-cell table:number-columns-repeated="16366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urcentage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" svg:viewBox="0 0 20 30" svg:d="m10 0-10 30h20z"/>
    <draw:marker draw:name="a2" svg:viewBox="0 0 20 30" svg:d="m10 0-10 30h20z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Gabriel Rakotomavo</meta:initial-creator>
    <dc:creator>Gabriel Rakotomavo</dc:creator>
    <meta:creation-date>2022-03-27T16:53:14Z</meta:creation-date>
    <dc:date>2022-03-29T13:51:3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graphic" style:name="a0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1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59.6255905511811pt" chart:style-name="Crt0">
        <chart:title chart:style-name="CT00">
          <text:p text:style-name="a2" text:class-names="" text:cond-style-name="">Consommation énergétique en fonction de la taille de l'ensemble d'entrainement<text:s text:c="1"/></text:p>
        </chart:title>
        <chart:plot-area chart:style-name="Plt0">
          <chart:axis chart:dimension="y" chart:name="primary-y" chart:style-name="Axs0">
            <chart:title chart:style-name="AT00">
              <text:p text:style-name="a3" text:class-names="" text:cond-style-name="">Consommation d'énergie (kwh)</text:p>
            </chart:title>
            <chart:grid chart:class="major" chart:style-name="GMa0"/>
          </chart:axis>
          <chart:axis chart:dimension="x" chart:name="primary-x" chart:style-name="Axs1">
            <chart:title svg:x="100.9394488188976pt" svg:y="190.7949606299213pt" chart:style-name="AT01">
              <text:p text:style-name="a4" text:class-names="" text:cond-style-name="">Taille de l'ensemble d'entrainenement (kimages)</text:p>
            </chart:title>
            <chart:categories table:cell-range-address="Feuil1.$A$3:.$A$15"/>
          </chart:axis>
          <chart:series chart:values-cell-range-address="Feuil1.$E$3:.$E$15" chart:class="chart:line" chart:attached-axis="primary-y" chart:style-name="G0S0">
            <chart:data-point chart:repeated="13"/>
          </chart:series>
          <chart:wall chart:style-name="Wal0"/>
        </chart:plot-area>
        <draw:connector draw:type="line" svg:x1="3.6833in" svg:y1="2.20139in" svg:x2="3.68503in" svg:y2="0.70313in" draw:id="id0" draw:style-name="a0" draw:name="Connecteur droit 1">
          <svg:title/>
          <svg:desc/>
        </draw:connector>
        <draw:connector draw:type="line" svg:x1="3.69369in" svg:y1="1.55556in" svg:x2="4.93757in" svg:y2="1.5573in" draw:id="id1" draw:style-name="a1" draw:name="Connecteur droit 3">
          <svg:title/>
          <svg:desc/>
        </draw:connector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4">
      <style:chart-properties chart:gap-width="219" chart:overlap="-27" chart:link-data-style-to-source="true" chart:visible="true" chart:logarithmic="false" chart:maximum="1" chart:minimum="0.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59.5566141732284pt" chart:style-name="Crt0">
        <chart:title chart:style-name="CT00">
          <text:p text:style-name="a0" text:class-names="" text:cond-style-name="">Précision en fonction de la taille de l'ensemble de données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aille de l'ensemble d'entrainement (kimages)</text:p>
            </chart:title>
            <chart:categories table:cell-range-address="Feuil1.$A$3:.$A$15"/>
          </chart:axis>
          <chart:axis chart:dimension="y" chart:name="primary-y" chart:style-name="Axs1">
            <chart:title chart:style-name="AT01">
              <text:p text:style-name="a2" text:class-names="" text:cond-style-name="">Précision</text:p>
            </chart:title>
            <chart:grid chart:class="major" chart:style-name="GMa1"/>
          </chart:axis>
          <chart:series chart:label-cell-address="Feuil1.$B$2" chart:values-cell-range-address="Feuil1.$B$3:.$B$15" chart:class="chart:line" chart:attached-axis="primary-y" chart:style-name="G0S1">
            <chart:data-point chart:repeated="1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